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StarSymbol" svg:font-family="StarSymbol"/>
    <style:font-face style:name="Andale Mono" svg:font-family="'Andale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line-height="150%"/>
    </style:style>
    <style:style style:name="P6" style:family="paragraph" style:parent-style-name="Text_20_body">
      <style:paragraph-properties fo:margin-left="0.0465in" fo:margin-right="0in" fo:text-align="justify" style:justify-single-word="false" fo:text-indent="0.0091in" style:auto-text-indent="false">
        <style:tab-stops/>
      </style:paragraph-properties>
    </style:style>
    <style:style style:name="P7" style:family="paragraph" style:parent-style-name="Text_20_body">
      <style:paragraph-properties fo:margin-left="0.0465in" fo:margin-right="0in" fo:line-height="150%" fo:text-indent="0.0091in" style:auto-text-indent="false">
        <style:tab-stops/>
      </style:paragraph-properties>
    </style:style>
    <style:style style:name="P8" style:family="paragraph" style:parent-style-name="Text_20_body">
      <style:paragraph-properties fo:margin-left="0.0465in" fo:margin-right="0in" fo:line-height="150%" fo:text-align="justify" style:justify-single-word="false" fo:text-indent="0.0091in" style:auto-text-indent="false">
        <style:tab-stops/>
      </style:paragraph-properties>
    </style:style>
    <style:style style:name="P9" style:family="paragraph" style:parent-style-name="Text_20_body">
      <style:paragraph-properties fo:margin-left="0.0465in" fo:margin-right="0in" fo:line-height="150%" fo:text-indent="0.0091in" style:auto-text-indent="false"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ext_20_body">
      <style:paragraph-properties fo:margin-left="0.0465in" fo:margin-right="0in" fo:line-height="150%" fo:text-align="justify" style:justify-single-word="false" fo:text-indent="0.0091in" style:auto-text-indent="false"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Preformatted_20_Text">
      <style:paragraph-properties fo:margin-left="0.0465in" fo:margin-right="0in" fo:line-height="150%" fo:text-indent="0.0091in" style:auto-text-indent="false">
        <style:tab-stops/>
      </style:paragraph-properties>
    </style:style>
    <style:style style:name="P12" style:family="paragraph" style:parent-style-name="Text_20_body">
      <style:paragraph-properties fo:margin-left="0.0465in" fo:margin-right="0in" fo:margin-top="0.0783in" fo:margin-bottom="0.0827in" fo:line-height="150%" fo:text-indent="0.0091in" style:auto-text-indent="false">
        <style:tab-stops/>
      </style:paragraph-properties>
    </style:style>
    <style:style style:name="P13" style:family="paragraph" style:parent-style-name="Preformatted_20_Text">
      <style:paragraph-properties fo:line-height="150%"/>
      <style:text-properties fo:color="#00ff00"/>
    </style:style>
    <style:style style:name="P14" style:family="paragraph" style:parent-style-name="Preformatted_20_Text">
      <style:paragraph-properties fo:line-height="150%"/>
      <style:text-properties fo:color="#33cc66"/>
    </style:style>
    <style:style style:name="P15" style:family="paragraph" style:parent-style-name="Preformatted_20_Text">
      <style:paragraph-properties fo:line-height="150%"/>
    </style:style>
    <style:style style:name="P16" style:family="paragraph" style:parent-style-name="Preformatted_20_Text">
      <style:paragraph-properties fo:line-height="150%" fo:text-align="justify" style:justify-single-word="false"/>
    </style:style>
    <style:style style:name="P17" style:family="paragraph" style:parent-style-name="Preformatted_20_Text">
      <style:paragraph-properties fo:line-height="150%"/>
      <style:text-properties fo:color="#0000ff"/>
    </style:style>
    <style:style style:name="P18" style:family="paragraph" style:parent-style-name="Preformatted_20_Text"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break-before="page"/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Text_20_body" style:list-style-name="L1">
      <style:paragraph-properties fo:line-height="150%"/>
    </style:style>
    <style:style style:name="P21" style:family="paragraph" style:parent-style-name="Text_20_body" style:list-style-name="L2">
      <style:paragraph-properties fo:line-height="150%"/>
      <style:text-properties fo:font-style="normal" style:font-style-asian="normal" style:font-style-complex="normal"/>
    </style:style>
    <style:style style:name="P22" style:family="paragraph" style:parent-style-name="Text_20_body" style:list-style-name="L3"/>
    <style:style style:name="P23" style:family="paragraph" style:parent-style-name="Text_20_body">
      <style:paragraph-properties fo:margin-left="0.0465in" fo:margin-right="0in" fo:text-align="justify" style:justify-single-word="false" fo:text-indent="0.0091in" style:auto-text-indent="false">
        <style:tab-stops/>
      </style:paragraph-properties>
    </style:style>
    <style:style style:name="P24" style:family="paragraph" style:parent-style-name="Heading_20_1">
      <style:paragraph-properties fo:text-align="justify" style:justify-single-word="false"/>
    </style:style>
    <style:style style:name="P25" style:family="paragraph" style:parent-style-name="Heading_20_3">
      <style:paragraph-properties fo:text-align="justify" style:justify-single-word="false"/>
    </style:style>
    <style:style style:name="P26" style:family="paragraph" style:parent-style-name="Heading_20_4">
      <style:paragraph-properties fo:line-height="150%"/>
    </style:style>
    <style:style style:name="P27" style:family="paragraph" style:parent-style-name="Heading_20_7">
      <style:paragraph-properties fo:line-height="150%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fo:color="#0000ff"/>
    </style:style>
    <style:style style:name="T4" style:family="text">
      <style:text-properties fo:color="#0000ff" style:text-line-through-style="solid"/>
    </style:style>
    <style:style style:name="T5" style:family="text">
      <style:text-properties fo:color="#ff0000"/>
    </style:style>
    <style:style style:name="T6" style:family="text">
      <style:text-properties fo:color="#ff0000" style:text-line-through-style="solid"/>
    </style:style>
    <style:style style:name="T7" style:family="text">
      <style:text-properties fo:color="#ff0000" style:text-line-through-style="none"/>
    </style:style>
    <style:style style:name="T8" style:family="text">
      <style:text-properties fo:color="#33cc66"/>
    </style:style>
    <style:style style:name="T9" style:family="text">
      <style:text-properties fo:color="#000000"/>
    </style:style>
    <style:style style:name="T10" style:family="text">
      <style:text-properties fo:color="#000000" style:text-line-through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SEP : #50 </text:h>
      <text:p text:style-name="P3"/>
      <text:p text:style-name="P1"/>
      <text:p text:style-name="P1">Title: Xcos help folders and naming conventions.</text:p>
      <text:p text:style-name="P1">Version: 1,0</text:p>
      <text:p text:style-name="P1">Author: Bernard DUJARDIN &lt;develop.dujardin@numericable.fr&gt;</text:p>
      <text:p text:style-name="P1">Review: </text:p>
      <text:p text:style-name="P1">Commented: </text:p>
      <text:p text:style-name="P1">State: Draft</text:p>
      <text:p text:style-name="P1">Scilab-Version: 5.3</text:p>
      <text:p text:style-name="P1">Vote:</text:p>
      <text:p text:style-name="P1">Created: Monday, 07 February 2011</text:p>
      <text:p text:style-name="P3"/>
      <text:p text:style-name="P1"/>
      <text:h text:style-name="P25" text:outline-level="3">Abstract</text:h>
      <text:p text:style-name="P1">The progress of the work on the help of Xcos has for result an increasing number of files for examples and images.</text:p>
      <text:p text:style-name="P1">This SEP proposes a new folder hierarchy to make more easy the management of the images, and examples. It proposes also a standardized naming of files and a standardized writing of the link's references.</text:p>
      <text:p text:style-name="P1">This SEP will also serve as reference for the writers of the help of Xcos</text:p>
      <text:h text:style-name="P25" text:outline-level="3">Rationale</text:h>
      <text:h text:style-name="P26" text:outline-level="4">1. Folders Hierarchy.</text:h>
      <text:p text:style-name="P5">The new hierarchy is based on the existing, to allow a progressive transition. The modifications are the following ones :</text:p>
      <text:list xml:id="list7770856634611647663" text:style-name="L1">
        <text:list-item>
          <text:p text:style-name="P20"><text:s/>The folder <text:span text:style-name="T1">xcos/images/gui</text:span> concerns only the help pages, it is moved to <text:span text:style-name="T1">xcos/help/gui</text:span>.</text:p>
        </text:list-item>
        <text:list-item>
          <text:p text:style-name="P20">The sub-folders <text:s/><text:span text:style-name="T1">xcos/help/gui</text:span>, <text:span text:style-name="T1">xcos/help/examples</text:span> <text:s/>are divided in palettes and chapter sub-folders.</text:p>
        </text:list-item>
        <text:list-item>
          <text:p text:style-name="P20">The sub-folder <text:span text:style-name="T1">xcos/help/images </text:span></text:p>
        </text:list-item>
      </text:list>
      <text:list xml:id="list8016411466023553758" text:style-name="L2">
        <text:list-item>
          <text:list>
            <text:list-item>
              <text:p text:style-name="P21">In the help pages, the section for the internal structure of the superbloc which have not enough interest for the user will be progressively deleted, in consequence the associated images also.</text:p>
            </text:list-item>
            <text:list-item>
              <text:p text:style-name="P21">At this time, much gui images are in duplicate in the folder xcos/help/images. They will be deleted from this folder after dependency check.</text:p>
            </text:list-item>
          </text:list>
        </text:list-item>
      </text:list>
      <text:list xml:id="list1344892827" text:continue-list="list7770856634611647663" text:style-name="L1">
        <text:list-item>
          <text:p text:style-name="P20">The <text:s/>palettes and chapters folders are subdivided in language sub-folders.</text:p>
        </text:list-item>
        <text:list-item>
          <text:p text:style-name="P20">At this time <text:s/>the subfolder <text:span text:style-name="T1">help/mml</text:span> contains only one equation : <text:span text:style-name="T1">integral_m.mml</text:span>. After an <text:soft-page-break/>update of this equation to latex for best rendering in <text:span text:style-name="T1">INTEGRAL_m</text:span>, this subfolder will be deleted.</text:p>
        </text:list-item>
      </text:list>
      <text:p text:style-name="P5">The final modifications on the source tree are summarized below :</text:p>
      <text:p text:style-name="Preformatted_20_Text">scilab/modules/xcos</text:p>
      <text:p text:style-name="Preformatted_20_Text">|</text:p>
      <text:p text:style-name="Preformatted_20_Text">|____ examples/ <text:s text:c="8"/>xcos files examples</text:p>
      <text:p text:style-name="P15"><text:tab/><text:span text:style-name="T8">|_____annotations_pal/</text:span></text:p>
      <text:p text:style-name="P14"><text:tab/><text:tab/><text:tab/>fr_FR/</text:p>
      <text:p text:style-name="P14"><text:tab/><text:tab/><text:tab/>en_US/</text:p>
      <text:p text:style-name="P14"><text:tab/>|_____commonlyusedblock_pal/...</text:p>
      <text:p text:style-name="P15"><text:tab/>images/</text:p>
      <text:p text:style-name="P15"><text:tab/><text:span text:style-name="T3">|____</text:span><text:tab/><text:span text:style-name="T4">gui/</text:span> <text:s text:c="7"/><text:span text:style-name="T3">gui images files (parameters dialog boxes) moved</text:span></text:p>
      <text:p text:style-name="P17"/>
      <text:p text:style-name="P15"><text:tab/>help/ <text:s text:c="8"/></text:p>
      <text:p text:style-name="P15"><text:tab/>|_____ en_US/ <text:s text:c="5"/>xml en_US help files</text:p>
      <text:p text:style-name="P15"/>
      <text:p text:style-name="P15"><text:tab/>|_____ fr_FR/ <text:s text:c="5"/>xml fr_FR help files</text:p>
      <text:p text:style-name="P15"/>
      <text:p text:style-name="P15"><text:tab/>|_____ pt_BR/ <text:s text:c="5"/>xml pt_BR help files</text:p>
      <text:p text:style-name="P15"/>
      <text:p text:style-name="P15"><text:tab/><text:span text:style-name="T5">|_____</text:span><text:span text:style-name="T10">images/ <text:s text:c="4"/>General purpose images (no gui)</text:span></text:p>
      <text:p text:style-name="P14"><text:tab/><text:tab/> <text:s text:c="7"/>|__<text:tab/>fr_FR/</text:p>
      <text:p text:style-name="P14"><text:tab/> <text:tab/> <text:tab/> <text:s/>|__<text:tab/>en_US/</text:p>
      <text:p text:style-name="P14"><text:tab/> <text:tab/> <text:tab/> <text:s/>|__<text:tab/>pt_BR/</text:p>
      <text:p text:style-name="P15"><text:tab/>|_____ examples/ <text:s text:c="11"/>help pages examples images</text:p>
      <text:p text:style-name="P15"><text:tab/><text:tab/> <text:span text:style-name="T8">|____ annotations_pal/</text:span></text:p>
      <text:p text:style-name="P14"><text:tab/><text:tab/> <text:tab/> <text:s/>|__<text:tab/>fr_FR/</text:p>
      <text:p text:style-name="P14"><text:tab/><text:span text:style-name="T9"> </text:span><text:tab/> <text:tab/> <text:s/>|__<text:tab/>en_US/</text:p>
      <text:p text:style-name="P14"><text:tab/><text:span text:style-name="T9"> </text:span><text:tab/> <text:tab/> <text:s/>|__<text:tab/>pt_BR/</text:p>
      <text:p text:style-name="P14"><text:tab/><text:tab/> |____ commonlyusedblock_pal/</text:p>
      <text:p text:style-name="P15"><text:tab/><text:tab/> <text:tab/> <text:s/><text:tab/><text:span text:style-name="T8">...</text:span></text:p>
      <text:p text:style-name="P15"><text:tab/><text:tab/> <text:span text:style-name="T8">|____ batch_function/</text:span></text:p>
      <text:p text:style-name="P15"><text:span text:style-name="T8"><text:tab/></text:span><text:span text:style-name="T8"><text:tab/> <text:tab/> <text:s text:c="5"/>...</text:span></text:p>
      <text:p text:style-name="P15"><text:tab/>|____<text:tab/><text:span text:style-name="T3">gui/ <text:s text:c="9"/>gui images files (parameters dialog boxes)</text:span></text:p>
      <text:p text:style-name="P13"><text:tab/><text:tab/> <text:span text:style-name="T8">|____ annotations_pal/</text:span></text:p>
      <text:p text:style-name="P14"><text:tab/><text:tab/><text:tab/> <text:s/>|__<text:tab/>fr_FR/</text:p>
      <text:p text:style-name="P14"><text:tab/><text:tab/><text:tab/> <text:s/>|__<text:tab/>en_US/</text:p>
      <text:p text:style-name="P14"><text:tab/><text:span text:style-name="T9"> </text:span><text:tab/> <text:tab/> <text:s/>|__<text:tab/>pt_BR/</text:p>
      <text:p text:style-name="P14"><text:tab/><text:tab/> |____ commonlyusedblock_pal/</text:p>
      <text:p text:style-name="P17"><text:tab/><text:tab/><text:tab/><text:tab/><text:span text:style-name="T8">...</text:span></text:p>
      <text:p text:style-name="P15"><text:span text:style-name="T3"><text:tab/></text:span><text:span text:style-name="T5">|____</text:span><text:span text:style-name="T3"><text:tab/></text:span><text:span text:style-name="T6">mml</text:span><text:span text:style-name="T7"> deleted <text:s text:c="2"/>mml equations files</text:span></text:p>
      <text:p text:style-name="Standard">All other folders are let untouched.</text:p>
      <text:p text:style-name="P15"/>
      <text:h text:style-name="P26" text:outline-level="4"><text:soft-page-break/>2. Naming conventions and xml internal links.</text:h>
      <text:p text:style-name="P5">A standardized naming has the advantage of an easy memorization by the writer or translator of the help and gives the facility of files batch's treatment.</text:p>
      <text:h text:style-name="Heading_20_4" text:outline-level="4">2.1. Block images in the palette.</text:h>
      <text:p text:style-name="P7">The icons are in the folder : </text:p>
      <text:p text:style-name="P15"><text:tab/>xcos/images/palettes/</text:p>
      <text:p text:style-name="P7">The file path link in the xml help file is :</text:p>
      <text:p text:style-name="P11"><text:tab/>"../../../../images/palettes/BLOCKNAME.png"</text:p>
      <text:p text:style-name="P2">An example for the SHIFT bloc :</text:p>
      <text:p text:style-name="P11">&lt;imagedata align="center" valign="middle" </text:p>
      <text:p text:style-name="P11"><text:tab/>fileref="../../../../images/palettes/SHIFT.png"</text:p>
      <text:p text:style-name="P11">/&gt;</text:p>
      <text:h text:style-name="P26" text:outline-level="4">2.2 Gui images</text:h>
      <text:p text:style-name="P7">The gui images are saved in the folder : </text:p>
      <text:p text:style-name="P15"><text:tab/>xcos/gui/palettename_pal/xx_XX</text:p>
      <text:p text:style-name="Text_20_body">or</text:p>
      <text:p text:style-name="P15"><text:tab/>xcos/gui/chapter/xx_XX</text:p>
      <text:p text:style-name="P7">By example :</text:p>
      <text:p text:style-name="P15"><text:tab/>xcos/gui/integer_pal/en_US</text:p>
      <text:p text:style-name="P7">At this stage, the xcos parameters boxes are not translated. To avoid a future link correction in the help pages, an en_US copy of the gui images is saved in all language sub-folders according to the writing of the translations.</text:p>
      <text:p text:style-name="P7">The file path link in the xml help file is :</text:p>
      <text:p text:style-name="P15"><text:tab/>"../../../gui/palettename_pal/xx_XX/BLOCKNAME_gui.png"</text:p>
      <text:p text:style-name="P2">An example for the SHIFT bloc :</text:p>
      <text:p text:style-name="P11">&lt;imagedata align="center"</text:p>
      <text:p text:style-name="P11"><text:tab/>fileref="../../../gui/integer_pal/en_US/SHIFT_gui.png" </text:p>
      <text:p text:style-name="P11">/&gt;</text:p>
      <text:h text:style-name="Heading_20_7" text:outline-level="7">2.2.1 Dialog's box of parameters</text:h>
      <text:p text:style-name="P8">The image format is the free PNG format. The naming's convention is the following ones:</text:p>
      <text:p text:style-name="P16"><text:tab/>BLOCKNAME_gui.png</text:p>
      <text:p text:style-name="P8">by example :</text:p>
      <text:p text:style-name="P16"><text:tab/>CANIMXY_gui.png</text:p>
      <text:p text:style-name="P8"><text:soft-page-break/>This naming convention is the same that the existing and the only change is the image format.</text:p>
      <text:p text:style-name="P8">If there are several boxes, like in Sigbuilder block, the name will be written with a complementary suffix before the gui suffix at the discretion of the writer. By example:</text:p>
      <text:p text:style-name="P15"><text:tab/>Sigbuilder_curve_edit_gui.png</text:p>
      <text:p text:style-name="P7">or</text:p>
      <text:p text:style-name="P15"><text:tab/>Sigbuilder_curve_sine_gui.png</text:p>
      <text:h text:style-name="Heading_20_7" text:outline-level="7">2.2.2 Error message boxes.</text:h>
      <text:p text:style-name="P7">The standardized naming will be :</text:p>
      <text:p text:style-name="P15"><text:tab/>BLOCKNAME_errortype_error_gui.png</text:p>
      <text:p text:style-name="P7">by example :</text:p>
      <text:p text:style-name="P15"><text:tab/>CANIMXY_datatype_error_gui.png</text:p>
      <text:p text:style-name="Standard">The file path is the same as the dialog box parameters.</text:p>
      <text:h text:style-name="Heading_20_4" text:outline-level="4">2.3 Example's files.</text:h>
      <text:h text:style-name="P27" text:outline-level="7">2.3.1 Xcos diagram's files or chapter's <text:s/>sci files.</text:h>
      <text:p text:style-name="P8">The Xcos diagrams are saved in the following folders :</text:p>
      <text:p text:style-name="P16"><text:tab/>xcos/examples/palettename_pal/xx_XX</text:p>
      <text:p text:style-name="Text_20_body">or</text:p>
      <text:p text:style-name="P16"><text:tab/>xcos/examples/chapter/xx_XX</text:p>
      <text:p text:style-name="P8">The diagram files can be linked in the help page with this syntax (the text content of the link is not mandatory):</text:p>
      <text:p text:style-name="Preformatted_20_Text">&lt;link type="scilab"</text:p>
      <text:p text:style-name="Preformatted_20_Text"><text:s text:c="6"/>linkend="scilab.xcos/xcos/examples/palette_name/xx_XX/BLOCK_xx_XX.xcos"&gt;</text:p>
      <text:p text:style-name="Preformatted_20_Text"><text:s text:c="2"/>Open this example in Xcos</text:p>
      <text:p text:style-name="Preformatted_20_Text">&lt;/link&gt;</text:p>
      <text:p text:style-name="Preformatted_20_Text"/>
      <text:p text:style-name="Text_20_body">or</text:p>
      <text:p text:style-name="Preformatted_20_Text"/>
      <text:p text:style-name="Preformatted_20_Text">&lt;link type="scilab"</text:p>
      <text:p text:style-name="Preformatted_20_Text"><text:s text:c="6"/>linkend="scilab.xcos/xcos/examples/chapter/xx_XX/BLOCK_xx_XX.xcos"&gt;</text:p>
      <text:p text:style-name="Preformatted_20_Text"><text:s text:c="2"/>Open this example in Xcos</text:p>
      <text:p text:style-name="Preformatted_20_Text">&lt;/link&gt;</text:p>
      <text:p text:style-name="Preformatted_20_Text"/>
      <text:p text:style-name="P19">Example:</text:p>
      <text:p text:style-name="P18">&lt;link type="scilab"</text:p>
      <text:p text:style-name="P18"><text:s text:c="6"/>linkend="scilab.xcos/xcos/examples/integer_pal/fr_FR/CONVERT_fr_FR.xcos"&gt;</text:p>
      <text:p text:style-name="Preformatted_20_Text"/>
      <text:p text:style-name="Preformatted_20_Text"><text:s text:c="2"/>Ouvrir cet exemple dans Xcos</text:p>
      <text:p text:style-name="Preformatted_20_Text">&lt;/link&gt;</text:p>
      <text:p text:style-name="Preformatted_20_Text"/>
      <text:p text:style-name="P10">Names:</text:p>
      <text:p text:style-name="P8">To avoid confusion between examples during the development stage. The naming's convention is:</text:p>
      <text:p text:style-name="P16"><text:tab/>BLOCKNAME_xx_XX.xcos</text:p>
      <text:p text:style-name="P8">By example :</text:p>
      <text:p text:style-name="P16"><text:tab/>CONVERT_fr_FR.xcos, CONVERT_en_US.xcos</text:p>
      <text:p text:style-name="P8">If the file is the same in all languages the english file is copied in all language sub-folders with the appropriate language suffix.</text:p>
      <text:p text:style-name="P8">If the example needs a script file, the naming's convention is the same.</text:p>
      <text:p text:style-name="P8">In the case of several examples, a number is added to the name before language code, like :</text:p>
      <text:p text:style-name="P16"><text:tab/>CONVERT__1_en_US.xcos, CONVERT__2_en_US.xcos</text:p>
      <text:h text:style-name="P27" text:outline-level="7">2.3.2 Xcos diagram and function screenshot images.</text:h>
      <text:p text:style-name="P7">The format is the PNG format and the saving folder is:</text:p>
      <text:p text:style-name="P15"><text:tab/>xcos/help/examples/palettename_pal/xx_XX</text:p>
      <text:p text:style-name="Text_20_body">or</text:p>
      <text:p text:style-name="P15"><text:tab/>xcos/help/examples/chapter/xx_XX</text:p>
      <text:p text:style-name="P7">The file path link in the xml help file is :</text:p>
      <text:p text:style-name="P11"><text:tab/>"../../../examples/palettename_pal/xx_XX/blockname_diagram_xx_XX.png"</text:p>
      <text:p text:style-name="Text_20_body">or</text:p>
      <text:p text:style-name="P11"><text:tab/>"../../examples/chapter/xx_XX/function_name_xx_XX.png"</text:p>
      <text:p text:style-name="P2">An example for the SHIFT bloc :</text:p>
      <text:p text:style-name="P11">&lt;imagedata align="center" </text:p>
      <text:p text:style-name="P11"><text:tab/>fileref="../../../examples/integer_pal/fr_FR/shift_diagram_fr_FR.png" </text:p>
      <text:p text:style-name="P11">/&gt;</text:p>
      <text:p text:style-name="P9">Names :</text:p>
      <text:p text:style-name="P7">For the same reasons as above, the standardized naming is:</text:p>
      <text:p text:style-name="P15"><text:tab/>blockname_diagram_xx_XX.png</text:p>
      <text:p text:style-name="P7">By example :</text:p>
      <text:p text:style-name="P15"><text:tab/>convert_diagram_fr_FR.png</text:p>
      <text:p text:style-name="P7">In the case of several examples, a number is added to the name before language code, like :</text:p>
      <text:p text:style-name="P15"><text:soft-page-break/><text:tab/>convert_diagram_1_en_US.png, convert_diagram_2_en_US.png</text:p>
      <text:p text:style-name="P7">If the file is the same in all languages, it is copied with appropriate language suffix in all language sub-directories.</text:p>
      <text:p text:style-name="P7">As an exception, the image format can be the GIF format, for animated images.</text:p>
      <text:h text:style-name="Heading_20_4" text:outline-level="4">2.4 General purpose images.</text:h>
      <text:p text:style-name="P4">The general purpose images (for illustration of a description by example) are saved in this folder with the PNG format :</text:p>
      <text:p text:style-name="P15"><text:tab/>xcos/help/images/palettename_pal/xx_XX</text:p>
      <text:p text:style-name="Text_20_body">or</text:p>
      <text:p text:style-name="P15"><text:tab/>xcos/help/images/chapter/xx_XX</text:p>
      <text:p text:style-name="P7">The file path link in the xml help file is :</text:p>
      <text:p text:style-name="Preformatted_20_Text"><text:tab/>"../../../examples/palettename_pal/xx_XX/blockname_description_xx_XX.png"</text:p>
      <text:p text:style-name="Preformatted_20_Text"/>
      <text:p text:style-name="Text_20_body">or</text:p>
      <text:p text:style-name="Preformatted_20_Text"><text:tab/>"../../examples/chapter/xx_XX/blockname_description_xx_XX.png"</text:p>
      <text:p text:style-name="Preformatted_20_Text"/>
      <text:p text:style-name="P12">An example for the SHIFT bloc :</text:p>
      <text:p text:style-name="P15">&lt;imagedata</text:p>
      <text:p text:style-name="P15"><text:s text:c="2"/>fileref="../../../images/integer_pal/en_US/shift_arithmetic_right_en_US.png" </text:p>
      <text:p text:style-name="P15">/&gt;</text:p>
      <text:p text:style-name="P9">Names :</text:p>
      <text:p text:style-name="P7">For the same reasons as above, the standardized naming is:</text:p>
      <text:p text:style-name="P15"><text:tab/>blockname_image_description_xx_XX.png</text:p>
      <text:p text:style-name="P5">By example :</text:p>
      <text:p text:style-name="P15"><text:tab/>shift_arithmetic_right_en_US.png</text:p>
      <text:p text:style-name="P7">If the file is the same in all languages, it is copied with appropriate language suffix in all language sub-directories.</text:p>
      <text:h text:style-name="Heading_20_4" text:outline-level="4">2.5 Block interfacing function.</text:h>
      <text:p text:style-name="Text_20_body">To open an block interfacing function in Scinotes, the link syntax is the following ones:</text:p>
      <text:p text:style-name="Preformatted_20_Text">&lt;link type="scilab" </text:p>
      <text:p text:style-name="Preformatted_20_Text"><text:tab/>linkend="scilab.scinotes/scicos_blocks/macros/PaletteName/BLOCK.sci"&gt;</text:p>
      <text:p text:style-name="Preformatted_20_Text"/>
      <text:p text:style-name="Preformatted_20_Text"><text:s text:c="2"/>SCI/modules/scicos_blocks/macros/Palette/BLOCK.sci</text:p>
      <text:p text:style-name="Preformatted_20_Text">&lt;/link&gt;</text:p>
      <text:p text:style-name="Preformatted_20_Text"/>
      <text:p text:style-name="Preformatted_20_Text"/>
      <text:p text:style-name="P19">Example:</text:p>
      <text:p text:style-name="P18">&lt;link type="scilab"</text:p>
      <text:p text:style-name="P18"><text:s text:c="6"/>linkend="scilab.scinotes/scicos_blocks/macros/IntegerOp/CONVERT.sci"&gt;</text:p>
      <text:p text:style-name="P18"/>
      <text:p text:style-name="P18"><text:s text:c="2"/>SCI/modules/scicos_blocks/macros/IntegerOp/CONVERT.sci</text:p>
      <text:p text:style-name="P18">&lt;/link&gt;</text:p>
      <text:p text:style-name="Preformatted_20_Text"/>
      <text:h text:style-name="Heading_20_4" text:outline-level="4">3. Roadmap.</text:h>
      <text:list xml:id="list3735195087566899014" text:style-name="L3">
        <text:list-item>
          <text:p text:style-name="P22"><text:span text:style-name="T1">xcos/help/</text:span> sub-folders according to the help pages review.</text:p>
        </text:list-item>
        <text:list-item>
          <text:p text:style-name="P22">Use of the new folders, link correction, and image renaming and saving according to the revision of the help pages.</text:p>
        </text:list-item>
        <text:list-item>
          <text:p text:style-name="P22">Deleting unused sub-folders</text:p>
        </text:list-item>
      </text:list>
      <text:h text:style-name="P25" text:outline-level="3">Changelog</text:h>
      <text:p text:style-name="P4"><text:tab/><text:span text:style-name="T2">1.0 – </text:span></text:p>
      <text:h text:style-name="P25" text:outline-level="3">Copyright</text:h>
      <text:p text:style-name="P6">This document has been placed under the license CeCILL-B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StarSymbol" svg:font-family="StarSymbol"/>
    <style:font-face style:name="Andale Mono" svg:font-family="'Andale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ndale Mono" fo:font-size="10pt" style:font-name-asian="Andale Mono" style:font-size-asian="10pt" style:font-name-complex="Andale Mono" style:font-size-complex="10pt"/>
    </style:style>
    <style:style style:name="List_20_1" style:display-name="List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25in" fo:margin-right="0in" fo:margin-top="0.1665in" fo:margin-bottom="0.0835in" fo:text-indent="-0.25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2:31</dc:date>
    <meta:editing-cycles>50</meta:editing-cycles>
    <meta:editing-duration>PT13H57M</meta:editing-duration>
    <dc:creator>Eric Gallager</dc:creator>
    <meta:document-statistic meta:table-count="0" meta:image-count="0" meta:object-count="0" meta:page-count="7" meta:paragraph-count="191" meta:word-count="1056" meta:character-count="8033"/>
    <meta:user-defined meta:name="Info 1"/>
    <meta:user-defined meta:name="Info 2"/>
    <meta:user-defined meta:name="Info 3"/>
    <meta:user-defined meta:name="Info 4"/>
  </office:meta>
</office:document-meta>
</file>